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UtilsBean.getIndex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UtilsBean.populate( Object bean , Map properti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UtilsBean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Bean.getConver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Bean.copyProperty( Object bean , String name , Object valu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9">
            <text:p text:style-name="Table_20_Contents">9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BeanUtilsBean.get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Bean.getIndexedProperty( Object bean , String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UtilsBean.getProperty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Bean.BeanUtilsBean( ConvertUtilsBean convertUtilsBean , PropertyUtilsBean propertyUtils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UtilsBean.getMapp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UtilsBean.getMappedProperty( Object bean , String 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UtilsBean.BeanUtil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Bean.getArrayProperty( Object bean ,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eanUtilsBean.initCause( Throwable throwable , Throwable cau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UtilsBean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Bean.getNest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UtilsBean.cloneBean( Object 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UtilsBean.getInitCauseMetho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UtilsBean.convert( Object value ,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UtilsBean.copyProperties( Object dest , Object orig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BeanUtilsBean.setInstance( BeanUtilsBean new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Bean.setProperty( Object bean , String name , Object value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41">
            <text:p text:style-name="Table_20_Contents">141</text:p>
          </table:table-cell>
        </table:table-row>
        <table:table-row>
          <table:table-cell office:value-type="string">
            <text:p text:style-name="Table_20_Contents">BeanUtilsBean.BeanUtilsBean( ConvertUtilsBean convertUtils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Bean.describe( Object bea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eanUtilsBean.getSimple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